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64cm" fo:min-width="5.273cm"/>
    </style:style>
    <style:style style:name="gr2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3.632cm" fo:min-width="0cm"/>
    </style:style>
    <style:style style:name="gr3" style:family="graphic" style:parent-style-name="objectwithoutfill">
      <style:graphic-properties draw:stroke="solid"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5.05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1.75cm" fo:min-width="0cm"/>
    </style:style>
    <style:style style:name="gr7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043cm" fo:min-width="0cm"/>
    </style:style>
    <style:style style:name="gr8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575cm" fo:min-width="0cm"/>
    </style:style>
    <style:style style:name="gr9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15cm" fo:min-width="0cm"/>
    </style:style>
    <style:style style:name="gr10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639cm" fo:min-width="0cm"/>
    </style:style>
    <style:style style:name="gr11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715cm" fo:min-width="0cm"/>
    </style:style>
    <style:style style:name="gr12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2.362cm" fo:min-width="0cm"/>
    </style:style>
    <style:style style:name="gr13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0.967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2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04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55cm" fo:min-width="0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421cm" fo:min-width="0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321cm" fo:min-width="0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621cm" fo:min-width="0cm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Courier New"/>
    </style:style>
    <style:style style:name="P10" style:family="paragraph">
      <loext:graphic-properties draw:fill="none" draw:fill-color="#ffffff"/>
      <style:paragraph-properties fo:text-align="center"/>
      <style:text-properties style:font-name="Courier New"/>
    </style:style>
    <style:style style:name="P11" style:family="paragraph">
      <style:paragraph-properties fo:text-align="start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start"/>
      <style:text-properties style:font-name="Courier New" fo:font-weight="bold" style:font-weight-asian="bold" style:font-weight-complex="bold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style:font-name="Courier New" fo:font-weight="normal" style:font-weight-asian="normal" style:font-weight-complex="normal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3" style:family="text">
      <style:text-properties style:font-name="Courier New" fo:font-size="20pt" style:text-underline-style="none" fo:font-weight="normal" style:font-size-asian="20pt" style:font-weight-asian="normal" style:font-size-complex="20pt" style:font-weight-complex="normal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Courier New"/>
    </style:style>
    <style:style style:name="T6" style:family="text">
      <style:text-properties style:font-name="Courier New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xml:id="id2" draw:id="id2" draw:layer="layout" svg:width="6.55cm" svg:height="3.89cm" svg:x="11cm" svg:y="8.1cm">
          <draw:text-box>
            <text:p text:style-name="P1"><text:span text:style-name="T1">MetadataObject</text:span></text:p>
            <text:p>+ Uuid (Guid)</text:p>
            <text:p>+ Name (string)</text:p>
            <text:p>+ Alias (string)</text:p>
            <text:p>+ FileName (Guid) ?</text:p>
          </draw:text-box>
        </draw:frame>
        <draw:frame draw:style-name="gr2" draw:text-style-name="P2" xml:id="id1" draw:id="id1" draw:layer="layout" svg:width="6.551cm" svg:height="3.882cm" svg:x="1.549cm" svg:y="13.1cm">
          <draw:text-box>
            <text:p text:style-name="P1"><text:span text:style-name="T1">ApplicationObject</text:span></text:p>
            <text:p>+ TypeCode (int32)</text:p>
            <text:p>+ TableName (string)</text:p>
            <text:p>+ Properties (List)</text:p>
            <text:p>+ TableParts (List) ?</text:p>
          </draw:text-box>
        </draw:frame>
        <draw:connector draw:style-name="gr3" draw:text-style-name="P3" draw:layer="layout" svg:x1="4.824cm" svg:y1="13.1cm" svg:x2="11cm" svg:y2="10.045cm" draw:start-shape="id1" draw:start-glue-point="0" draw:end-shape="id2" draw:end-glue-point="3" svg:d="M4824 13100v-3055h6176" svg:viewBox="0 0 6177 3056">
          <text:p/>
        </draw:connector>
        <draw:frame draw:style-name="gr4" draw:text-style-name="P2" xml:id="id3" draw:id="id3" draw:layer="layout" svg:width="9.551cm" svg:height="5.304cm" svg:x="9.249cm" svg:y="12.8cm">
          <draw:text-box>
            <text:p text:style-name="P1"><text:span text:style-name="T1">MetadataProperty</text:span></text:p>
            <text:p>+ Code (int) ?</text:p>
            <text:p>+ DbName (string) ?</text:p>
            <text:p>+ IsPrimaryKey (bool) ?</text:p>
            <text:p>+ Purpose (enum)</text:p>
            <text:p>+ PropertyType (DataTypeSet)</text:p>
            <text:p>+ Fields (List)</text:p>
          </draw:text-box>
        </draw:frame>
        <draw:connector draw:style-name="gr5" draw:text-style-name="P3" draw:layer="layout" svg:x1="8.1cm" svg:y1="15.041cm" svg:x2="9.249cm" svg:y2="15.452cm" draw:start-shape="id1" draw:start-glue-point="1" draw:end-shape="id3" svg:d="M8100 15041h575v411h574" svg:viewBox="0 0 1150 412">
          <text:p/>
        </draw:connector>
        <draw:connector draw:style-name="gr3" draw:text-style-name="P3" draw:layer="layout" svg:x1="14.024cm" svg:y1="12.8cm" svg:x2="14.275cm" svg:y2="11.99cm" draw:start-shape="id3" draw:start-glue-point="0" draw:end-shape="id2" draw:end-glue-point="2" svg:d="M14024 12800v-405h251v-405" svg:viewBox="0 0 252 811">
          <text:p/>
        </draw:connector>
        <draw:frame draw:style-name="gr6" draw:text-style-name="P2" xml:id="id4" draw:id="id4" draw:layer="layout" svg:width="6.551cm" svg:height="2cm" svg:x="1.55cm" svg:y="18.1cm">
          <draw:text-box>
            <text:p text:style-name="P1"><text:span text:style-name="T1">TablePart</text:span></text:p>
            <text:p>+ Owner (object)</text:p>
          </draw:text-box>
        </draw:frame>
        <draw:connector draw:style-name="gr3" draw:text-style-name="P3" draw:layer="layout" svg:x1="4.825cm" svg:y1="18.1cm" svg:x2="4.824cm" svg:y2="16.982cm" draw:start-shape="id4" draw:start-glue-point="0" draw:end-shape="id1" draw:end-glue-point="2" svg:d="M4825 18100v-559h-1v-559" svg:viewBox="0 0 2 1119">
          <text:p/>
        </draw:connector>
        <draw:frame draw:style-name="gr7" draw:text-style-name="P2" xml:id="id5" draw:id="id5" draw:layer="layout" svg:width="5.351cm" svg:height="1.293cm" svg:x="11.349cm" svg:y="19.2cm">
          <draw:text-box>
            <text:p><text:span text:style-name="T1">DatabaseField</text:span></text:p>
          </draw:text-box>
        </draw:frame>
        <draw:connector draw:style-name="gr5" draw:text-style-name="P3" draw:layer="layout" svg:x1="14.024cm" svg:y1="18.104cm" svg:x2="14.024cm" svg:y2="19.2cm" draw:start-shape="id3" draw:start-glue-point="2" draw:end-shape="id5" draw:end-glue-point="0" svg:d="M14024 18104v1096" svg:viewBox="0 0 1 1097">
          <text:p/>
        </draw:connector>
        <draw:connector draw:style-name="gr5" draw:text-style-name="P3" draw:layer="layout" draw:line-skew="-0.248cm" svg:x1="1.549cm" svg:y1="15.041cm" svg:x2="1.55cm" svg:y2="19.1cm" draw:start-shape="id1" draw:start-glue-point="3" draw:end-shape="id4" draw:end-glue-point="3" svg:d="M1549 15041h-749v4059h750" svg:viewBox="0 0 751 4060">
          <text:p/>
        </draw:connector>
        <draw:frame draw:style-name="gr8" draw:text-style-name="P2" xml:id="id6" draw:id="id6" draw:layer="layout" svg:width="6.8cm" svg:height="1.825cm" svg:x="10.9cm" svg:y="5.388cm">
          <draw:text-box>
            <text:p text:style-name="P1"><text:span text:style-name="T1">InfoBase (schema)</text:span></text:p>
            <text:p text:style-name="P4"><text:span text:style-name="T2">+ Version</text:span></text:p>
          </draw:text-box>
        </draw:frame>
        <draw:connector draw:style-name="gr3" draw:text-style-name="P3" draw:layer="layout" svg:x1="14.3cm" svg:y1="7.213cm" svg:x2="14.275cm" svg:y2="8.1cm" draw:start-shape="id6" draw:start-glue-point="2" draw:end-shape="id2" draw:end-glue-point="0" svg:d="M14300 7213v444h-25v443" svg:viewBox="0 0 26 888">
          <text:p/>
        </draw:connector>
        <draw:frame draw:style-name="gr9" draw:text-style-name="P2" xml:id="id7" draw:id="id7" draw:layer="layout" svg:width="4cm" svg:height="1.4cm" svg:x="1.6cm" svg:y="2.2cm">
          <draw:text-box>
            <text:p text:style-name="P1"><text:span text:style-name="T1">Catalog</text:span></text:p>
          </draw:text-box>
        </draw:frame>
        <draw:connector draw:style-name="gr3" draw:text-style-name="P3" draw:layer="layout" draw:line-skew="-0.248cm" svg:x1="1.6cm" svg:y1="2.9cm" svg:x2="1.549cm" svg:y2="15.041cm" draw:start-shape="id7" draw:start-glue-point="3" draw:end-shape="id1" draw:end-glue-point="3" svg:d="M1600 2900h-800v12141h749" svg:viewBox="0 0 801 12142">
          <text:p/>
        </draw:connector>
        <draw:frame draw:style-name="gr9" draw:text-style-name="P2" xml:id="id8" draw:id="id8" draw:layer="layout" svg:width="4cm" svg:height="1.4cm" svg:x="1.6cm" svg:y="3.9cm">
          <draw:text-box>
            <text:p text:style-name="P1"><text:span text:style-name="T1">Document</text:span></text:p>
          </draw:text-box>
        </draw:frame>
        <draw:connector draw:style-name="gr3" draw:text-style-name="P3" draw:layer="layout" draw:line-skew="-0.248cm" svg:x1="1.6cm" svg:y1="4.6cm" svg:x2="1.549cm" svg:y2="15.041cm" draw:start-shape="id8" draw:start-glue-point="3" draw:end-shape="id1" draw:end-glue-point="3" svg:d="M1600 4600h-800v10441h749" svg:viewBox="0 0 801 10442">
          <text:p/>
        </draw:connector>
        <draw:frame draw:style-name="gr10" draw:text-style-name="P2" draw:layer="layout" svg:width="6.8cm" svg:height="1.889cm" svg:x="1.6cm" svg:y="5.625cm">
          <draw:text-box>
            <text:p text:style-name="P1"><text:span text:style-name="T1">Enumeration</text:span></text:p>
            <text:p text:style-name="P4"><text:span text:style-name="T2">+ </text:span><text:span text:style-name="T3">Values (List)</text:span></text:p>
          </draw:text-box>
        </draw:frame>
        <draw:frame draw:style-name="gr11" draw:text-style-name="P2" draw:layer="layout" svg:width="9cm" svg:height="1.965cm" svg:x="1.6cm" svg:y="7.735cm">
          <draw:text-box>
            <text:p text:style-name="P1"><text:span text:style-name="T1">Characteristic</text:span></text:p>
            <text:p text:style-name="P4"><text:span text:style-name="T2">+ TypeInfo (DataTypeSet)</text:span></text:p>
          </draw:text-box>
        </draw:frame>
        <draw:frame draw:style-name="gr9" draw:text-style-name="P2" draw:layer="layout" svg:width="4cm" svg:height="1.4cm" svg:x="22.4cm" svg:y="4.6cm">
          <draw:text-box>
            <text:p text:style-name="P1"><text:span text:style-name="T1">Constant</text:span></text:p>
          </draw:text-box>
        </draw:frame>
        <draw:frame draw:style-name="gr8" draw:text-style-name="P2" xml:id="id9" draw:id="id9" draw:layer="layout" svg:width="8.8cm" svg:height="1.825cm" svg:x="18.6cm" svg:y="9.079cm">
          <draw:text-box>
            <text:p text:style-name="P1"><text:span text:style-name="T1">NamedDataTypeSet</text:span></text:p>
            <text:p text:style-name="P4"><text:span text:style-name="T2">+ TypeInfo (DataTypeSet)</text:span></text:p>
          </draw:text-box>
        </draw:frame>
        <draw:connector draw:style-name="gr3" draw:text-style-name="P3" draw:layer="layout" svg:x1="18.6cm" svg:y1="9.991cm" svg:x2="17.55cm" svg:y2="10.045cm" draw:start-shape="id9" draw:start-glue-point="3" draw:end-shape="id2" draw:end-glue-point="1" svg:d="M18600 9991h-525v54h-525" svg:viewBox="0 0 1051 55">
          <text:p/>
        </draw:connector>
        <draw:frame draw:style-name="gr12" draw:text-style-name="P2" xml:id="id10" draw:id="id10" draw:layer="layout" svg:width="7.7cm" svg:height="2.612cm" svg:x="19.8cm" svg:y="13.707cm">
          <draw:text-box>
            <text:p text:style-name="P1"><text:span text:style-name="T1">SharedProperty</text:span></text:p>
            <text:p text:style-name="P4"><text:span text:style-name="T2">+ AutoUsage (bool)</text:span></text:p>
            <text:p text:style-name="P4"><text:span text:style-name="T2">+ UsageSettings (Dict)</text:span></text:p>
          </draw:text-box>
        </draw:frame>
        <draw:connector draw:style-name="gr3" draw:text-style-name="P3" draw:layer="layout" svg:x1="19.8cm" svg:y1="15.013cm" svg:x2="18.8cm" svg:y2="15.452cm" draw:start-shape="id10" draw:start-glue-point="3" draw:end-shape="id3" draw:end-glue-point="1" svg:d="M19800 15013h-500v439h-500" svg:viewBox="0 0 1001 440">
          <text:p/>
        </draw:connector>
        <draw:frame draw:style-name="gr13" draw:text-style-name="P5" draw:layer="layout" svg:width="8.8cm" svg:height="1.217cm" svg:x="7.2cm" svg:y="0.6cm">
          <draw:text-box>
            <text:p text:style-name="P4"><text:span text:style-name="T1">InformationRegister</text:span></text:p>
          </draw:text-box>
        </draw:frame>
        <draw:frame draw:style-name="gr13" draw:text-style-name="P5" draw:layer="layout" svg:width="8.8cm" svg:height="1.217cm" svg:x="7.2cm" svg:y="2.201cm">
          <draw:text-box>
            <text:p text:style-name="P4"><text:span text:style-name="T1">AccumulationRegister</text:span></text:p>
          </draw:text-box>
        </draw:frame>
        <draw:frame draw:style-name="gr13" draw:text-style-name="P5" draw:layer="layout" svg:width="8.8cm" svg:height="1.217cm" svg:x="17.8cm" svg:y="0.783cm">
          <draw:text-box>
            <text:p text:style-name="P4"><text:span text:style-name="T1">Account</text:span></text:p>
          </draw:text-box>
        </draw:frame>
        <draw:frame draw:style-name="gr13" draw:text-style-name="P5" draw:layer="layout" svg:width="8.8cm" svg:height="1.217cm" svg:x="17.8cm" svg:y="2.284cm">
          <draw:text-box>
            <text:p text:style-name="P4"><text:span text:style-name="T1">AccountingRegister</text:span></text:p>
          </draw:text-box>
        </draw:frame>
        <draw:frame draw:style-name="gr13" draw:text-style-name="P5" draw:layer="layout" svg:width="4.4cm" svg:height="1.217cm" svg:x="1.6cm" svg:y="0.683cm">
          <draw:text-box>
            <text:p text:style-name="P4"><text:span text:style-name="T1">Publication</text:span></text:p>
          </draw:text-box>
        </draw:frame>
        <draw:frame draw:style-name="gr8" draw:text-style-name="P2" draw:layer="layout" svg:width="7.151cm" svg:height="1.825cm" svg:x="18.849cm" svg:y="17.784cm">
          <draw:text-box>
            <text:p><text:span text:style-name="T1">ReferenceType ???</text:span></text:p>
            <text:p><text:span text:style-name="T1">ValueType ???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15" draw:text-style-name="P8" xml:id="id11" draw:id="id11" draw:layer="layout" svg:width="2.788cm" svg:height="0.971cm" svg:x="0.912cm" svg:y="0.629cm">
          <draw:text-box>
            <text:p text:style-name="P7"><text:span text:style-name="T4">Config</text:span></text:p>
          </draw:text-box>
        </draw:frame>
        <draw:frame draw:style-name="gr16" draw:text-style-name="P9" draw:layer="layout" svg:width="5.886cm" svg:height="4.5cm" svg:x="6.68cm" svg:y="1.6cm">
          <draw:text-box>
            <text:p><text:span text:style-name="T4">MetadataObject</text:span></text:p>
            <text:p><text:span text:style-name="T5"/></text:p>
          </draw:text-box>
        </draw:frame>
        <draw:frame draw:style-name="gr17" draw:text-style-name="P9" xml:id="id12" draw:id="id12" draw:layer="layout" svg:width="3.55cm" svg:height="0.971cm" svg:x="7.75cm" svg:y="0.629cm">
          <draw:text-box>
            <text:p><text:span text:style-name="T5">FileName</text:span></text:p>
          </draw:text-box>
        </draw:frame>
        <draw:connector draw:style-name="gr5" draw:text-style-name="P3" draw:layer="layout" svg:x1="3.7cm" svg:y1="1.114cm" svg:x2="7.75cm" svg:y2="1.114cm" draw:start-shape="id11" draw:start-glue-point="1" draw:end-shape="id12" svg:d="M3700 1114h4050" svg:viewBox="0 0 4051 1">
          <text:p/>
        </draw:connector>
        <draw:frame draw:style-name="gr16" draw:text-style-name="P9" xml:id="id31" draw:id="id31" draw:layer="layout" svg:width="5.688cm" svg:height="4.5cm" svg:x="20.312cm" svg:y="3.3cm">
          <draw:text-box>
            <text:p><text:span text:style-name="T4">DBNames</text:span></text:p>
            <text:p><text:span text:style-name="T5">+ Code(int)</text:span></text:p>
            <text:p><text:span text:style-name="T5">+ TypeToken</text:span></text:p>
            <text:p><text:span text:style-name="T5"/></text:p>
          </draw:text-box>
        </draw:frame>
        <draw:frame draw:style-name="gr18" draw:text-style-name="P10" xml:id="id14" draw:id="id14" draw:layer="layout" svg:width="7.774cm" svg:height="7.299cm" svg:x="1.9cm" svg:y="7.101cm">
          <draw:text-box>
            <text:p text:style-name="P1"><text:span text:style-name="T4">MetadataProperty</text:span></text:p>
            <text:p><text:span text:style-name="T5"/></text:p>
            <text:p><text:span text:style-name="T5"/></text:p>
            <text:p><text:span text:style-name="T4">PropertyType</text:span></text:p>
            <text:p><text:span text:style-name="T5"/></text:p>
          </draw:text-box>
        </draw:frame>
        <draw:connector draw:style-name="gr5" draw:text-style-name="P3" draw:layer="layout" svg:x1="7.438cm" svg:y1="5.185cm" svg:x2="5.787cm" svg:y2="7.101cm" draw:start-shape="id13" draw:start-glue-point="3" draw:end-shape="id14" draw:end-glue-point="0" svg:d="M7438 5185h-1651v1916" svg:viewBox="0 0 1652 1917">
          <text:p/>
        </draw:connector>
        <draw:frame draw:style-name="gr17" draw:text-style-name="P9" xml:id="id16" draw:id="id16" draw:layer="layout" svg:width="3.55cm" svg:height="0.971cm" svg:x="21.5cm" svg:y="5.729cm">
          <draw:text-box>
            <text:p><text:span text:style-name="T5">FileName</text:span></text:p>
          </draw:text-box>
        </draw:frame>
        <draw:connector draw:style-name="gr5" draw:text-style-name="P3" draw:layer="layout" svg:x1="6.726cm" svg:y1="8.585cm" svg:x2="23.275cm" svg:y2="6.7cm" draw:start-shape="id15" draw:start-glue-point="1" draw:end-shape="id16" draw:end-glue-point="2" svg:d="M6726 8585h16549v-1885" svg:viewBox="0 0 16550 1886">
          <text:p/>
        </draw:connector>
        <draw:frame draw:style-name="gr17" draw:text-style-name="P9" xml:id="id15" draw:id="id15" draw:layer="layout" svg:width="2.026cm" svg:height="0.971cm" svg:x="4.7cm" svg:y="8.1cm">
          <draw:text-box>
            <text:p><text:span text:style-name="T5">uuid</text:span></text:p>
          </draw:text-box>
        </draw:frame>
        <draw:frame draw:style-name="gr19" draw:text-style-name="P8" xml:id="id13" draw:id="id13" draw:layer="layout" svg:width="4.312cm" svg:height="0.971cm" svg:x="7.438cm" svg:y="4.7cm">
          <draw:text-box>
            <text:p text:style-name="P7"><text:span text:style-name="T4">Properties</text:span></text:p>
          </draw:text-box>
        </draw:frame>
        <draw:frame draw:style-name="gr17" draw:text-style-name="P9" xml:id="id17" draw:id="id17" draw:layer="layout" svg:width="5.455cm" svg:height="0.971cm" svg:x="2.945cm" svg:y="10.329cm">
          <draw:text-box>
            <text:p><text:span text:style-name="T5">ReferenceType</text:span></text:p>
          </draw:text-box>
        </draw:frame>
        <draw:frame draw:style-name="gr17" draw:text-style-name="P9" xml:id="id19" draw:id="id19" draw:layer="layout" svg:width="5.836cm" svg:height="0.971cm" svg:x="2.764cm" svg:y="11.5cm">
          <draw:text-box>
            <text:p><text:span text:style-name="T5">Characteristic</text:span></text:p>
          </draw:text-box>
        </draw:frame>
        <draw:frame draw:style-name="gr17" draw:text-style-name="P9" xml:id="id21" draw:id="id21" draw:layer="layout" svg:width="6.598cm" svg:height="0.971cm" svg:x="2.502cm" svg:y="12.7cm">
          <draw:text-box>
            <text:p><text:span text:style-name="T5">NamedDataTypeSet</text:span></text:p>
          </draw:text-box>
        </draw:frame>
        <draw:frame draw:style-name="gr17" draw:text-style-name="P9" xml:id="id18" draw:id="id18" draw:layer="layout" svg:width="2.026cm" svg:height="0.971cm" svg:x="8.624cm" svg:y="2.6cm">
          <draw:text-box>
            <text:p><text:span text:style-name="T5">uuid</text:span></text:p>
          </draw:text-box>
        </draw:frame>
        <draw:connector draw:style-name="gr5" draw:text-style-name="P3" draw:layer="layout" draw:line-skew="-1.545cm" svg:x1="2.945cm" svg:y1="10.814cm" svg:x2="8.624cm" svg:y2="3.085cm" draw:start-shape="id17" draw:start-glue-point="3" draw:end-shape="id18" draw:end-glue-point="3" svg:d="M2945 10814h-2045v-7729h7724" svg:viewBox="0 0 7725 7730">
          <text:p/>
        </draw:connector>
        <draw:frame draw:style-name="gr20" draw:text-style-name="P13" draw:layer="layout" svg:width="7.8cm" svg:height="5.8cm" svg:x="10.9cm" svg:y="9.3cm">
          <draw:text-box>
            <text:p text:style-name="P11"><text:span text:style-name="T4">Characteristic</text:span></text:p>
            <text:p text:style-name="P12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DataTypeSet</text:span></text:p>
          </draw:text-box>
        </draw:frame>
        <draw:frame draw:style-name="gr21" draw:text-style-name="P8" draw:layer="layout" svg:width="6.598cm" svg:height="4.671cm" svg:x="7.002cm" svg:y="15.729cm">
          <draw:text-box>
            <text:p text:style-name="P7"><text:span text:style-name="T4">NamedDataTypeSet</text:span></text:p>
            <text:p text:style-name="P7"><text:span text:style-name="T4"/></text:p>
            <text:p text:style-name="P7"><text:span text:style-name="T4"/></text:p>
            <text:p text:style-name="P7"><text:span text:style-name="T4">DataTypeSet</text:span></text:p>
          </draw:text-box>
        </draw:frame>
        <draw:frame draw:style-name="gr22" draw:text-style-name="P8" draw:layer="layout" svg:width="5.4cm" svg:height="2.571cm" svg:x="20.6cm" svg:y="15.929cm">
          <draw:text-box>
            <text:p text:style-name="P7"><text:span text:style-name="T4">Register</text:span></text:p>
          </draw:text-box>
        </draw:frame>
        <draw:frame draw:style-name="gr17" draw:text-style-name="P15" xml:id="id20" draw:id="id20" draw:layer="layout" svg:width="6.217cm" svg:height="0.971cm" svg:x="12.1cm" svg:y="11.5cm">
          <draw:text-box>
            <text:p text:style-name="P14"><text:span text:style-name="T6">DataTypeSetUuid</text:span></text:p>
          </draw:text-box>
        </draw:frame>
        <draw:connector draw:style-name="gr5" draw:text-style-name="P3" draw:layer="layout" svg:x1="8.6cm" svg:y1="11.985cm" svg:x2="12.1cm" svg:y2="11.985cm" draw:start-shape="id19" draw:start-glue-point="1" draw:end-shape="id20" draw:end-glue-point="3" svg:d="M8600 11985h3500" svg:viewBox="0 0 3501 1">
          <text:p/>
        </draw:connector>
        <draw:frame draw:style-name="gr17" draw:text-style-name="P9" xml:id="id22" draw:id="id22" draw:layer="layout" svg:width="2.026cm" svg:height="0.971cm" svg:x="9.4cm" svg:y="16.8cm">
          <draw:text-box>
            <text:p><text:span text:style-name="T5">uuid</text:span></text:p>
          </draw:text-box>
        </draw:frame>
        <draw:connector draw:style-name="gr5" draw:text-style-name="P3" draw:layer="layout" svg:x1="5.801cm" svg:y1="13.671cm" svg:x2="9.4cm" svg:y2="17.285cm" draw:start-shape="id21" draw:start-glue-point="2" draw:end-shape="id22" draw:end-glue-point="3" svg:d="M5801 13671v3614h3599" svg:viewBox="0 0 3600 3615">
          <text:p/>
        </draw:connector>
        <draw:frame draw:style-name="gr17" draw:text-style-name="P9" draw:layer="layout" svg:width="5.455cm" svg:height="0.971cm" svg:x="12.1cm" svg:y="13.9cm">
          <draw:text-box>
            <text:p><text:span text:style-name="T5">ReferenceType</text:span></text:p>
          </draw:text-box>
        </draw:frame>
        <draw:frame draw:style-name="gr17" draw:text-style-name="P9" draw:layer="layout" svg:width="5.455cm" svg:height="0.971cm" svg:x="7.645cm" svg:y="19cm">
          <draw:text-box>
            <text:p><text:span text:style-name="T5">ReferenceType</text:span></text:p>
          </draw:text-box>
        </draw:frame>
        <draw:frame draw:style-name="gr17" draw:text-style-name="P9" xml:id="id23" draw:id="id23" draw:layer="layout" svg:width="2.026cm" svg:height="0.971cm" svg:x="13.574cm" svg:y="10.34cm">
          <draw:text-box>
            <text:p><text:span text:style-name="T5">uuid</text:span></text:p>
          </draw:text-box>
        </draw:frame>
        <draw:connector draw:style-name="gr5" draw:text-style-name="P3" draw:layer="layout" svg:x1="8.4cm" svg:y1="10.814cm" svg:x2="13.574cm" svg:y2="10.825cm" draw:start-shape="id17" draw:start-glue-point="1" draw:end-shape="id23" draw:end-glue-point="3" svg:d="M8400 10814h2587v11h2587" svg:viewBox="0 0 5175 12">
          <text:p/>
        </draw:connector>
        <draw:frame draw:style-name="gr23" draw:text-style-name="P8" draw:layer="layout" svg:width="5.388cm" svg:height="3.871cm" svg:x="20.612cm" svg:y="9.729cm">
          <draw:text-box>
            <text:p text:style-name="P7"><text:span text:style-name="T4">Document</text:span></text:p>
          </draw:text-box>
        </draw:frame>
        <draw:frame draw:style-name="gr17" draw:text-style-name="P9" xml:id="id24" draw:id="id24" draw:layer="layout" svg:width="3.55cm" svg:height="0.971cm" svg:x="21.48cm" svg:y="14.8cm">
          <draw:text-box>
            <text:p><text:span text:style-name="T5">FileName</text:span></text:p>
          </draw:text-box>
        </draw:frame>
        <draw:frame draw:style-name="gr17" draw:text-style-name="P9" xml:id="id26" draw:id="id26" draw:layer="layout" svg:width="2.026cm" svg:height="0.971cm" svg:x="22.3cm" svg:y="10.8cm">
          <draw:text-box>
            <text:p><text:span text:style-name="T5">uuid</text:span></text:p>
          </draw:text-box>
        </draw:frame>
        <draw:frame draw:style-name="gr17" draw:text-style-name="P8" xml:id="id27" draw:id="id27" draw:layer="layout" svg:width="3.931cm" svg:height="0.971cm" svg:x="21.3cm" svg:y="12.1cm">
          <draw:text-box>
            <text:p text:style-name="P7"><text:span text:style-name="T4">Registers</text:span></text:p>
          </draw:text-box>
        </draw:frame>
        <draw:frame draw:style-name="gr19" draw:text-style-name="P8" xml:id="id25" draw:id="id25" draw:layer="layout" svg:width="3.55cm" svg:height="0.971cm" svg:x="21.6cm" svg:y="17.029cm">
          <draw:text-box>
            <text:p text:style-name="P7"><text:span text:style-name="T4">Recorder</text:span></text:p>
          </draw:text-box>
        </draw:frame>
        <draw:connector draw:style-name="gr5" draw:text-style-name="P3" draw:layer="layout" draw:line-skew="1.45cm" svg:x1="25.03cm" svg:y1="15.285cm" svg:x2="25.05cm" svg:y2="6.214cm" draw:start-shape="id24" draw:start-glue-point="1" draw:end-shape="id16" draw:end-glue-point="1" svg:d="M25030 15285h1970v-9071h-1950" svg:viewBox="0 0 1971 9072">
          <text:p/>
        </draw:connector>
        <draw:connector draw:style-name="gr5" draw:text-style-name="P3" draw:layer="layout" draw:line-skew="-1.5cm" svg:x1="21.6cm" svg:y1="17.514cm" svg:x2="22.3cm" svg:y2="11.285cm" draw:start-shape="id25" draw:start-glue-point="3" draw:end-shape="id26" svg:d="M21600 17514h-2000v-6229h2700" svg:viewBox="0 0 2701 6230">
          <text:p/>
        </draw:connector>
        <draw:connector draw:style-name="gr5" draw:text-style-name="P3" draw:layer="layout" svg:x1="23.265cm" svg:y1="13.071cm" svg:x2="23.255cm" svg:y2="14.8cm" draw:start-shape="id27" draw:start-glue-point="2" draw:end-shape="id24" draw:end-glue-point="0" svg:d="M23265 13071v865h-10v864" svg:viewBox="0 0 11 1730">
          <text:p/>
        </draw:connector>
        <draw:frame draw:style-name="gr15" draw:text-style-name="P8" draw:layer="layout" svg:width="3.931cm" svg:height="0.971cm" svg:x="14.2cm" svg:y="4.7cm">
          <draw:text-box>
            <text:p text:style-name="P7"><text:span text:style-name="T4">Reference</text:span></text:p>
          </draw:text-box>
        </draw:frame>
        <draw:frame draw:style-name="gr17" draw:text-style-name="P9" xml:id="id29" draw:id="id29" draw:layer="layout" svg:width="3.55cm" svg:height="0.971cm" svg:x="14.4cm" svg:y="3.614cm">
          <draw:text-box>
            <text:p><text:span text:style-name="T5">FileName</text:span></text:p>
          </draw:text-box>
        </draw:frame>
        <draw:connector draw:style-name="gr5" draw:text-style-name="P3" draw:layer="layout" draw:line-skew="3.15cm" svg:x1="11.3cm" svg:y1="1.114cm" svg:x2="21.5cm" svg:y2="6.214cm" draw:start-shape="id12" draw:start-glue-point="1" draw:end-shape="id16" draw:end-glue-point="3" svg:d="M11300 1114h8250v5100h1950" svg:viewBox="0 0 10201 5101">
          <text:p/>
        </draw:connector>
        <draw:frame draw:style-name="gr19" draw:text-style-name="P8" xml:id="id28" draw:id="id28" draw:layer="layout" svg:width="2.962cm" svg:height="0.971cm" svg:x="8.138cm" svg:y="3.601cm">
          <draw:text-box>
            <text:p text:style-name="P7"><text:span text:style-name="T4">Owners</text:span></text:p>
          </draw:text-box>
        </draw:frame>
        <draw:connector draw:style-name="gr5" draw:text-style-name="P3" draw:layer="layout" svg:x1="11.1cm" svg:y1="4.086cm" svg:x2="14.4cm" svg:y2="4.099cm" draw:start-shape="id28" draw:start-glue-point="1" draw:end-shape="id29" draw:end-glue-point="3" svg:d="M11100 4086h1650v13h1650" svg:viewBox="0 0 3301 14">
          <text:p/>
        </draw:connector>
        <draw:frame draw:style-name="gr15" draw:text-style-name="P8" xml:id="id30" draw:id="id30" draw:layer="layout" svg:width="2.788cm" svg:height="0.971cm" svg:x="21.77cm" svg:y="0.7cm">
          <draw:text-box>
            <text:p text:style-name="P7"><text:span text:style-name="T4">Params</text:span></text:p>
          </draw:text-box>
        </draw:frame>
        <draw:connector draw:style-name="gr5" draw:text-style-name="P3" draw:layer="layout" svg:x1="23.164cm" svg:y1="1.671cm" svg:x2="23.156cm" svg:y2="3.3cm" draw:start-shape="id30" draw:start-glue-point="2" draw:end-shape="id31" draw:end-glue-point="0" svg:d="M23164 1671v815h-8v814" svg:viewBox="0 0 9 1630">
          <text:p/>
        </draw:connector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6T22:32:54.708000000</meta:creation-date>
    <meta:generator>LibreOffice/5.4.7.2$Windows_X86_64 LibreOffice_project/c838ef25c16710f8838b1faec480ebba495259d0</meta:generator>
    <dc:date>2021-07-08T00:44:20.541000000</dc:date>
    <meta:editing-duration>PT3H45M5S</meta:editing-duration>
    <meta:editing-cycles>22</meta:editing-cycles>
    <meta:document-statistic meta:object-count="97"/>
  </office:meta>
</office:document-meta>
</file>